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8 - mens. 07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25" calcext:value-type="date">
            <text:p>25/07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13292 - mens. 08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25" calcext:value-type="date">
            <text:p>25/08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NF 13306 - mens. 09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9-26" calcext:value-type="date">
            <text:p>26/09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NF 13320 - mens. 10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0-27" calcext:value-type="date">
            <text:p>27/10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11-30" calcext:value-type="date">
            <text:p>30/11/2025</text:p>
          </table:table-cell>
          <table:table-cell table:style-name="ce59" office:value-type="string" calcext:value-type="string">
            <text:p>NF 13334 - mens. 11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1-25" calcext:value-type="date">
            <text:p>25/11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12-31" calcext:value-type="date">
            <text:p>31/12/2025</text:p>
          </table:table-cell>
          <table:table-cell table:style-name="ce59" office:value-type="string" calcext:value-type="string">
            <text:p>NF 13348 - mens. 12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2-24" calcext:value-type="date">
            <text:p>24/12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6-01-31" calcext:value-type="date">
            <text:p>31/01/2026</text:p>
          </table:table-cell>
          <table:table-cell table:style-name="ce59" office:value-type="string" calcext:value-type="string">
            <text:p>NF 13362 - mens. 01/2026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6-01-26" calcext:value-type="date">
            <text:p>26/01/2026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6-02-28" calcext:value-type="date">
            <text:p>28/02/2026</text:p>
          </table:table-cell>
          <table:table-cell table:style-name="ce59" office:value-type="string" calcext:value-type="string">
            <text:p>NF 13376 - mens. 02/2026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6-02-25" calcext:value-type="date">
            <text:p>25/02/2026</text:p>
          </table:table-cell>
          <table:table-cell table:style-name="ce72"/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9])" office:value-type="float" office:value="0" calcext:value-type="float">
            <text:p>-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R$"</number:text>
      <number:number number:decimal-places="0" number:min-decimal-places="0" number:min-integer-digits="0"/>
      <number:text>"</number:text>
    </number:number-style>
    <number:currency-style style:name="N13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5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min-integer-digits="1"/>
    </number:number-style>
    <number:number-style style:name="N155P1" style:volatile="true">
      <number:number number:min-integer-digits="1"/>
    </number:number-style>
    <number:number-style style:name="N155">
      <number:text>- DM""""""""""""""""""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month number:textual="true"/>
      <number:text> </number:text>
      <number:year/>
    </number:date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time-style style:name="N164">
      <number:minutes number:style="long"/>
      <number:text>:</number:text>
      <number:seconds number:style="long"/>
      <number:text>,</number:text>
    </number:time-style>
    <number:date-style style:name="N165">
      <number:day number:style="long"/>
      <number:text>. </number:text>
      <number:month number:textual="true"/>
    </number:date-style>
    <number:number-style style:name="N16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""""""""""""""""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3">00/00/0000</text:date></text:span><text:span text:style-name="MT2"><text:s/>- </text:span><text:span text:style-name="MT2"><text:time style:data-style-name="N2" text:time-value="08:32:50.794652300">00:00:00</text:time></text:span><text:span text:style-name="MT2"><text:time style:data-style-name="N2" text:time-value="08:32:50.794700000">00:00:00</text:time></text:span></text:p>
        </style:region-center>
        <style:region-right>
          <text:p><text:span text:style-name="MT3">Lionsoft</text:span></text:p>
          <text:p><text:span text:style-name="MT2">Felipe - Tel.: 3241-6060 / 99701-3655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ionsoft</text:span></text:p>
          <text:p><text:span text:style-name="MT4">jessica@lionsoft.com.br - 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08:32:50.805077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31:56</meta:creation-date>
    <dc:date>2026-03-03T08:33:04.594494800</dc:date>
    <dc:language>pt-PT</dc:language>
    <meta:editing-cycles>683</meta:editing-cycles>
    <meta:editing-duration>P1DT11H31M6S</meta:editing-duration>
    <meta:print-date>2022-07-01T10:31:27.249000000</meta:print-date>
    <meta:document-statistic meta:table-count="1" meta:cell-count="73" meta:object-count="0"/>
    <meta:user-defined meta:name="Info 0"/>
    <meta:user-defined meta:name="Info 1"/>
    <meta:user-defined meta:name="Info 2"/>
    <meta:user-defined meta:name="Info 3"/>
  </office:meta>
</office:document-meta>
</file>